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 style:text-position="super 66.6%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 style:text-position="super 66.6%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 style:text-position="super 66.6%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 style:text-position="super 66.6%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 style:text-position="super 66.6%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8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01/18/18</text:p>
      <text:p text:style-name="Standard"/>
      <text:p text:style-name="P2">Pointer Recap</text:p>
      <text:p text:style-name="P3"/>
      <text:p text:style-name="Standard">- double stars dereferencing</text:p>
      <text:p text:style-name="Standard"/>
      <text:p text:style-name="Standard">&gt;</text:p>
      <text:p text:style-name="Standard"><text:tab/>int *arr[] = {&amp;a,&amp;b,&amp;c};<text:line-break/><text:line-break/><text:tab/>cout &lt;&lt; int *arr;<text:tab/><text:tab/>//<text:span text:style-name="T4">returns address of array</text:span></text:p>
      <text:p text:style-name="Standard"><text:tab/>cout &lt;&lt; int** arr;<text:tab/>//<text:span text:style-name="T5">returns the value of the first<text:s/></text:span><text:span text:style-name="T6">index</text:span><text:tab/></text:p>
      <text:p text:style-name="Standard"/>
      <text:p text:style-name="Standard">&lt;</text:p>
      <text:p text:style-name="Standard"/>
      <text:p text:style-name="Standard">&gt;</text:p>
      <text:p text:style-name="Standard"><text:tab/>char arr[20];</text:p>
      <text:p text:style-name="Standard"><text:tab/></text:p>
      <text:p text:style-name="Standard"><text:tab/>*(arr + 1) = 65 + i;</text:p>
      <text:p text:style-name="Standard"/>
      <text:p text:style-name="Standard"><text:tab/>cout &lt;&lt; arr;</text:p>
      <text:p text:style-name="Standard">&lt;</text:p>
      <text:p text:style-name="Standard"/>
      <text:p text:style-name="Standard">- Review pointers !!</text:p>
      <text:p text:style-name="Standard"/>
      <text:p text:style-name="P7">Algorithm Analysis</text:p>
      <text:p text:style-name="P8"/>
      <text:p text:style-name="Standard">- Comparing algorithms</text:p>
      <text:p text:style-name="Standard">* Comparing time</text:p>
      <text:p text:style-name="Standard">* Comparing memory usage</text:p>
      <text:p text:style-name="Standard">* Benchmarks can be used to compute the execution time for an algorithm.</text:p>
      <text:p text:style-name="P9"/>
      <text:p text:style-name="Standard">-<text:s/>Algorithms can run differenly depending on the OS, hardware, etc.</text:p>
      <text:p text:style-name="P10"/>
      <text:p text:style-name="Standard">- Algo. Analysis is a mathematical technique for estemating the rate at which execution time grows relatie to input parameters.</text:p>
      <text:p text:style-name="Standard">* Also known as “asymptotic analysis”</text:p>
      <text:p text:style-name="Standard">* a method <text:s/>of estimation that groups algos. based on their growth (curve type)</text:p>
      <text:p text:style-name="P11"/>
      <text:p text:style-name="Standard">- We’re most concerned about “worst case growth rate” when analyzing an algo</text:p>
      <text:p text:style-name="Standard">* Get an idea of worst case scenario</text:p>
      <text:p text:style-name="Standard">* worst case analysis is called<text:s/><text:span text:style-name="T12">Big O analysis<text:s/></text:span>which categorizes algos based on their growth rate</text:p>
      <text:p text:style-name="P13"/>
      <text:p text:style-name="P14"/>
      <text:p text:style-name="P15"/>
      <text:p text:style-name="P16"/>
      <text:p text:style-name="P17"/>
      <text:p text:style-name="Standard">-<text:s/><text:span text:style-name="T18">O(1)</text:span><text:s/>operations (known as constant time operations) are known to exec in a certain amount of time</text:p>
      <text:p text:style-name="Standard">Ex:</text:p>
      <text:p text:style-name="Standard">&gt;</text:p>
      <text:soft-page-break/>
      <text:p text:style-name="Standard"><text:tab/>array[50];</text:p>
      <text:p text:style-name="Standard"><text:tab/>int var = 1;</text:p>
      <text:p text:style-name="Standard"><text:tab/>if(var == 3);</text:p>
      <text:p text:style-name="Standard">&lt;</text:p>
      <text:p text:style-name="P19"/>
      <text:p text:style-name="Standard">- In big O we are concerned w/ how many operations are needed to complete an algo</text:p>
      <text:p text:style-name="P20"/>
      <text:p text:style-name="Standard">-<text:s/>For any<text:s/><text:span text:style-name="T21">O(X)</text:span><text:s/>where<text:s/><text:span text:style-name="T22">X</text:span><text:s/>= # of const time operations, if there exists a const<text:s/><text:span text:style-name="T23">k</text:span></text:p>
      <text:p text:style-name="Standard">such that<text:s/><text:span text:style-name="T24">k*1&gt;X</text:span>, we reduce to O(1)</text:p>
      <text:p text:style-name="Standard">* Therefore;<text:s/><text:span text:style-name="T25">O(3) = O(1)</text:span>, and<text:s/><text:span text:style-name="T26">O(100) = O(1)</text:span>, etc.</text:p>
      <text:p text:style-name="P27"/>
      <text:p text:style-name="Standard">- When doing Big O, we care about how the # of const time ops is affected by various aspects<text:s/>of an algo</text:p>
      <text:p text:style-name="Standard">* variability</text:p>
      <text:p text:style-name="P28"/>
      <text:p text:style-name="Standard">- Consider the method<text:s/><text:span text:style-name="T29">Find(5)</text:span></text:p>
      <text:p text:style-name="Standard">* this algo is said to be<text:s/><text:span text:style-name="T30">O(n)</text:span><text:s/>where<text:s/><text:span text:style-name="T31">n<text:s/></text:span>= # of elements in the list we’re searching</text:p>
      <text:p text:style-name="Standard">* The relationship is linear</text:p>
      <text:p text:style-name="Standard">* simple FOR and WHILE loops are typically O(n)</text:p>
      <text:p text:style-name="P32"/>
      <text:p text:style-name="Standard">- When combinning loops, we often get<text:s/>larger than O(n)</text:p>
      <text:p text:style-name="Standard">Ex:<text:line-break/>&gt;</text:p>
      <text:p text:style-name="Standard"><text:tab/>for(int i = 0; i &lt; num_items; i++){</text:p>
      <text:p text:style-name="Standard"><text:tab/><text:tab/>for(int j = 0; j &lt; num_items; j++){</text:p>
      <text:p text:style-name="Standard"><text:tab/><text:tab/><text:tab/>swap(items[i],items[j])</text:p>
      <text:p text:style-name="Standard"><text:tab/><text:tab/>}</text:p>
      <text:p text:style-name="Standard"><text:tab/>}</text:p>
      <text:p text:style-name="Standard">&lt;</text:p>
      <text:p text:style-name="Standard">* This algo is<text:s/><text:span text:style-name="T33">O(n</text:span><text:span text:style-name="T34">2</text:span><text:span text:style-name="T35">)</text:span></text:p>
      <text:p text:style-name="P36"/>
      <text:p text:style-name="Standard">- In big O we drop coeficients</text:p>
      <text:p text:style-name="Standard">* O(2n) = O(n), O(40n) = O(n), etc.</text:p>
      <text:p text:style-name="Standard">* Big O cares about placing algos<text:s/>into performance classifications</text:p>
      <text:p text:style-name="P37"/>
      <text:p text:style-name="Standard">-Common classifications:</text:p>
      <text:p text:style-name="Standard">*<text:s/><text:span text:style-name="T38">n!, 2</text:span><text:span text:style-name="T39">n</text:span><text:span text:style-name="T40">, n</text:span><text:span text:style-name="T41">d</text:span><text:span text:style-name="T42">, n</text:span><text:span text:style-name="T43">3</text:span><text:span text:style-name="T44">, n</text:span><text:span text:style-name="T45">2</text:span><text:span text:style-name="T46">, n*log(n), n, sqrt(n), log(n), 1</text:span></text:p>
      <text:p text:style-name="P47"/>
      <text:p text:style-name="P48"/>
      <text:p text:style-name="P49"/>
      <text:p text:style-name="P50"/>
      <text:p text:style-name="P51"/>
      <text:p text:style-name="Standard">-<text:s/>We otain<text:s/><text:span text:style-name="T52">log(n)</text:span><text:s/>growth rate when we can ignore roghly half of out input for each loop, such as the foollowing;</text:p>
      <text:p text:style-name="Standard">* for(int=0;i&lt;var;<text:span text:style-name="T53">i*=2</text:span>);</text:p>
      <text:p text:style-name="Standard">* binary search on a sorted list</text:p>
      <text:p text:style-name="P54"/>
      <text:p text:style-name="Standard">-Sometimes we get compound results.</text:p>
      <text:p text:style-name="Standard">* Such as an algo hat finds a gien # then prints<text:s/>out all #s to the left of that #</text:p>
      <text:soft-page-break/>
      <text:p text:style-name="Standard">* That would be<text:s/><text:span text:style-name="T55">O(Log(n)+n/2)</text:span></text:p>
      <text:p text:style-name="Standard">* Normally these can be reduced</text:p>
      <text:p text:style-name="Standard">* The algo reduces to<text:s/><text:span text:style-name="T56">O(n)</text:span></text:p>
      <text:p text:style-name="P57"/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elanos</dc:creator>
    <meta:creation-date>2018-01-18T08:57:00Z</meta:creation-date>
    <dc:date>2018-02-25T20:33:00Z</dc:date>
    <meta:template xlink:href="Normal.dotm" xlink:type="simple"/>
    <meta:editing-cycles>43</meta:editing-cycles>
    <meta:editing-duration>PT4320S</meta:editing-duration>
    <meta:document-statistic meta:page-count="3" meta:paragraph-count="4" meta:word-count="368" meta:character-count="2466" meta:row-count="17" meta:non-whitespace-character-count="2102"/>
  </office:meta>
</office:document-meta>
</file>